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AYZA VELASQUEZ, WASHITON SANTO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146130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OAYZA VELASQUEZ, WASHITON SANTO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146130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20606900768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61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91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91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1/11/2021</text:p>
          </table:table-cell>
          <table:table-cell table:style-name="Tabla2.A2" office:value-type="string">
            <text:p text:style-name="P7">35969412</text:p>
          </table:table-cell>
          <table:table-cell table:style-name="Tabla2.A2" office:value-type="string">
            <text:p text:style-name="P7">91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ANUEL BALCAZAR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6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7:58:0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